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055in" style:auto-text-indent="false"/>
      <style:text-properties officeooo:paragraph-rsid="0002163f"/>
    </style:style>
    <style:style style:name="P2" style:family="paragraph" style:parent-style-name="Standard">
      <style:paragraph-properties fo:margin-left="0in" fo:margin-right="0in" fo:text-align="justify" style:justify-single-word="false" fo:text-indent="0.5055in" style:auto-text-indent="false"/>
      <style:text-properties officeooo:paragraph-rsid="0003d649"/>
    </style:style>
    <style:style style:name="P3" style:family="paragraph" style:parent-style-name="Standard">
      <style:paragraph-properties fo:margin-left="0in" fo:margin-right="0in" fo:text-align="justify" style:justify-single-word="false" fo:text-indent="0.5055in" style:auto-text-indent="false"/>
      <style:text-properties officeooo:paragraph-rsid="00041755"/>
    </style:style>
    <style:style style:name="P4" style:family="paragraph" style:parent-style-name="Standard">
      <style:paragraph-properties fo:margin-left="0in" fo:margin-right="0in" fo:text-align="justify" style:justify-single-word="false" fo:text-indent="0.5055in" style:auto-text-indent="false"/>
      <style:text-properties officeooo:paragraph-rsid="0004e566"/>
    </style:style>
    <style:style style:name="P5" style:family="paragraph" style:parent-style-name="Standard">
      <style:paragraph-properties fo:margin-left="0in" fo:margin-right="0in" fo:text-align="justify" style:justify-single-word="false" fo:text-indent="0.5055in" style:auto-text-indent="false"/>
      <style:text-properties officeooo:paragraph-rsid="0006c04f"/>
    </style:style>
    <style:style style:name="T1" style:family="text">
      <style:text-properties officeooo:rsid="0002163f"/>
    </style:style>
    <style:style style:name="T2" style:family="text">
      <style:text-properties officeooo:rsid="0003d649"/>
    </style:style>
    <style:style style:name="T3" style:family="text">
      <style:text-properties officeooo:rsid="00041755"/>
    </style:style>
    <style:style style:name="T4" style:family="text">
      <style:text-properties officeooo:rsid="0004e566"/>
    </style:style>
    <style:style style:name="T5" style:family="text">
      <style:text-properties officeooo:rsid="0006c0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rone-Basic</text:span></text:p>
      <text:p text:style-name="P1"><text:span text:style-name="T1"/></text:p>
      <text:p text:style-name="P1"><text:span text:style-name="T1">The Drone-Basic language was designed specifically for the Drone War project. The language itself is based in a Visual Basic and tweaked to allow special, game-related operations and concepts.</text:span></text:p>
      <text:p text:style-name="P1"><text:span text:style-name="T1"/></text:p>
      <text:p text:style-name="P1"><text:span text:style-name="T1">The Drone-Basic mostly follows the syntax of Visual Basic: One statement per line of source code, several statements can be grouped inside one compound statement, the language is completely case-insensitive, only single-line comments started with apostrophe, user procedures and functions.</text:span></text:p>
      <text:p text:style-name="P1"><text:span text:style-name="T1"/></text:p>
      <text:p text:style-name="P1"><text:span text:style-name="T1">The conditional branching</text:span></text:p>
      <text:p text:style-name="P1"><text:span text:style-name="T1">There are three types of conditional compound statements:</text:span></text:p>
      <text:p text:style-name="P1"><text:span text:style-name="T1"/></text:p>
      <text:p text:style-name="P1"><text:span text:style-name="T1"><text:tab/>IF condition THEN statement</text:span></text:p>
      <text:p text:style-name="P1"><text:span text:style-name="T1"/></text:p>
      <text:p text:style-name="P1"><text:span text:style-name="T1"><text:tab/>IF conditions THEN</text:span></text:p>
      <text:p text:style-name="P1"><text:span text:style-name="T1"><text:tab/><text:tab/>statements</text:span></text:p>
      <text:p text:style-name="P1"><text:span text:style-name="T1"><text:tab/>END IF</text:span></text:p>
      <text:p text:style-name="P1"><text:span text:style-name="T1"/></text:p>
      <text:p text:style-name="P1"><text:span text:style-name="T1"><text:tab/>IF conditions THEN</text:span></text:p>
      <text:p text:style-name="P1"><text:span text:style-name="T1"><text:tab/><text:tab/>statements</text:span></text:p>
      <text:p text:style-name="P1"><text:span text:style-name="T1"><text:tab/>ELSE</text:span></text:p>
      <text:p text:style-name="P1"><text:span text:style-name="T1"><text:tab/><text:tab/>statements</text:span></text:p>
      <text:p text:style-name="P1"><text:span text:style-name="T1"><text:tab/>END IF</text:span></text:p>
      <text:p text:style-name="P1"><text:span text:style-name="T1"/></text:p>
      <text:p text:style-name="P1"><text:span text:style-name="T1">The conditional loops</text:span></text:p>
      <text:p text:style-name="P1"><text:span text:style-name="T1">There are two ways to do a conditional loops, with pre-condition and post-condition. Both variants can use the keyword WHILE (continue the loop, while the condition is true) and UNTIL (continue the loop until the condition become true):</text:span></text:p>
      <text:p text:style-name="P1"><text:span text:style-name="T1"><text:tab/>DO [WHILE | UNTIL] condition</text:span></text:p>
      <text:p text:style-name="P1"><text:span text:style-name="T1"><text:tab/><text:tab/>statements</text:span></text:p>
      <text:p text:style-name="P1"><text:span text:style-name="T1"><text:tab/>LOOP</text:span></text:p>
      <text:p text:style-name="P1"><text:span text:style-name="T1"/></text:p>
      <text:p text:style-name="P1"><text:span text:style-name="T1"><text:tab/>DO </text:span></text:p>
      <text:p text:style-name="P1"><text:span text:style-name="T1"><text:tab/><text:tab/>statements</text:span></text:p>
      <text:p text:style-name="P1"><text:span text:style-name="T1"><text:tab/>LOOP [WHILE | UNTIL] condition</text:span></text:p>
      <text:p text:style-name="P1"><text:span text:style-name="T1">All types of the conditional loop accept the EXIT DO statement which ends the loop immediately without checking the loop condition.</text:span></text:p>
      <text:p text:style-name="P1"><text:span text:style-name="T1"/></text:p>
      <text:p text:style-name="P1"><text:span text:style-name="T1">The counted loop</text:span></text:p>
      <text:p text:style-name="P1"><text:span text:style-name="T1">Just a regular FOR loop:</text:span></text:p>
      <text:p text:style-name="P1"><text:span text:style-name="T1"><text:tab/>FOR variable=N TO M [ STEP O]</text:span></text:p>
      <text:p text:style-name="P1"><text:span text:style-name="T1"><text:tab/><text:tab/>statements</text:span></text:p>
      <text:p text:style-name="P1"><text:span text:style-name="T1"><text:tab/>NEXT</text:span></text:p>
      <text:p text:style-name="P1"><text:span text:style-name="T1">The FOR loop also can be ended with EXIT FOR statement.</text:span></text:p>
      <text:p text:style-name="P1"><text:span text:style-name="T1"/></text:p>
      <text:p text:style-name="P1"><text:span text:style-name="T1">User procedure</text:span><text:span text:style-name="T5">s and functions</text:span></text:p>
      <text:p text:style-name="P1"><text:span text:style-name="T1">The user-defined procedures are following the Visual Basic's syntax:</text:span></text:p>
      <text:p text:style-name="P1"><text:span text:style-name="T1"><text:tab/>SUB name(parameters)</text:span></text:p>
      <text:p text:style-name="P1"><text:span text:style-name="T1"><text:tab/><text:tab/>statements</text:span></text:p>
      <text:p text:style-name="P1"><text:soft-page-break/><text:span text:style-name="T1"><text:tab/>END SUB</text:span></text:p>
      <text:p text:style-name="P2"><text:span text:style-name="T2">Calls to a procedures are done with a special keyword CALL:</text:span></text:p>
      <text:p text:style-name="P2"><text:span text:style-name="T2"><text:tab/>CALL name(arguments)</text:span></text:p>
      <text:p text:style-name="P2"><text:span text:style-name="T2">Unlike Visual Basic, the keyword CALL and parenthesis after the procedure name are necessary.</text:span></text:p>
      <text:p text:style-name="P2"><text:span text:style-name="T2"/></text:p>
      <text:p text:style-name="P2"><text:span text:style-name="T1">The user-defined </text:span><text:span text:style-name="T2">functions</text:span><text:span text:style-name="T1"> are </text:span><text:span text:style-name="T5">also </text:span><text:span text:style-name="T1">following the Visual Basic's syntax:</text:span></text:p>
      <text:p text:style-name="P2"><text:span text:style-name="T2"><text:tab/>FUNCTION</text:span><text:span text:style-name="T1"> name(parameters)</text:span></text:p>
      <text:p text:style-name="P2"><text:span text:style-name="T1"><text:tab/><text:tab/>statements</text:span></text:p>
      <text:p text:style-name="P2"><text:span text:style-name="T1"><text:tab/><text:tab/></text:span><text:span text:style-name="T2">name = result</text:span></text:p>
      <text:p text:style-name="P2"><text:span text:style-name="T1"><text:tab/>END </text:span><text:span text:style-name="T2">FUNCTION</text:span></text:p>
      <text:p text:style-name="P2"><text:span text:style-name="T2">The function have to have at least one assignment statement where the function name acts as a variable.</text:span></text:p>
      <text:p text:style-name="P5"><text:span text:style-name="T5">Parameters of procedures and functions are local to the procedures they are defined in. But since those variables are still has global bindings - only tail recursion in user procedures or functions are allowed. The use of other types of recursion can result in unpredictable behavior.</text:span></text:p>
      <text:p text:style-name="P2"><text:span text:style-name="T2"/></text:p>
      <text:p text:style-name="P2"><text:span text:style-name="T2">Variables</text:span></text:p>
      <text:p text:style-name="P2"><text:span text:style-name="T2">Variables in Drone-Basic are integer only (with one exception).</text:span></text:p>
      <text:p text:style-name="P2"><text:span text:style-name="T2"/></text:p>
      <text:p text:style-name="P2"><text:span text:style-name="T2">The game-related functions</text:span></text:p>
      <text:p text:style-name="P2"><text:span text:style-name="T2">Most of Drone-Basic game-related features are following the syntax for calling user-defined procedures and functions:</text:span></text:p>
      <text:p text:style-name="P2"><text:span text:style-name="T2">The Drone-Basic has next set of procedures (which require a CALL to be called):</text:span></text:p>
      <text:p text:style-name="P2"><text:span text:style-name="T2"><text:tab/>CALL SLEEP(ticks)</text:span></text:p>
      <text:p text:style-name="P2"><text:span text:style-name="T2"><text:tab/>CALL MOVE(direction)</text:span></text:p>
      <text:p text:style-name="P2"><text:span text:style-name="T2"><text:tab/>CALL STOP()</text:span></text:p>
      <text:p text:style-name="P3"><text:span text:style-name="T2">The SHOOT</text:span><text:span text:style-name="T3">(direction, distance)</text:span><text:span text:style-name="T2"> operation can act as both function and procedure. In case of a function – it returns a boolean value and can be used inside any conditional expression (in the IF or WHILE/UNTIL loops). The true returned by the SHOOT means that the bullet was shot successfully, the false – gun is still reloading. If the SHOOT is called as procedure – we ignore the result of the SHOOT.</text:span></text:p>
      <text:p text:style-name="P3"><text:span text:style-name="T3">The GETHEALTH() and RANDOM(min, max) are regular functions which can be used in any arithmetic expression.</text:span></text:p>
      <text:p text:style-name="P3"><text:span text:style-name="T3"/></text:p>
      <text:p text:style-name="P3"><text:span text:style-name="T3">The search procedure</text:span></text:p>
      <text:p text:style-name="P3"><text:span text:style-name="T3">The search procedure in the Drone-Basic language is the farthest operation from the classical Visual Basic. It consists of two functions:</text:span></text:p>
      <text:p text:style-name="P3"><text:span text:style-name="T3">The search procedure is started by the call to a function STARTSCAN(direction). This returns an object of the scan-result type:</text:span></text:p>
      <text:p text:style-name="P3"><text:span text:style-name="T3"><text:tab/>var = STARTSCAN(direction)</text:span></text:p>
      <text:p text:style-name="P3"><text:span text:style-name="T3">The var here is not a single variable, but a collection of variables which represent a closes object the drone saw in the given direction. The next object the drone saw can be accessed by calling a function:</text:span></text:p>
      <text:p text:style-name="P3"><text:span text:style-name="T3"><text:tab/>var = NEXTSCAN()</text:span></text:p>
      <text:p text:style-name="P3"><text:span text:style-name="T3">The NEXTSCAN function can be called several times until the list of objects seen by the first STARTSCAN operation is exhausted. The extra calls to NEXTSCAN can result in </text:span><text:span text:style-name="T4">a drone coma with </text:span><text:span text:style-name="T3">“</text:span><text:span text:style-name="T4">Nothing to store” explanation.</text:span></text:p>
      <text:p text:style-name="P4"><text:span text:style-name="T4">The object read by STARTSCAN and NEXTSCAN is actually a structure with several </text:span><text:soft-page-break/><text:span text:style-name="T4">elements:</text:span></text:p>
      <text:p text:style-name="P4"><text:span text:style-name="T4">obj.</text:span><text:span text:style-name="T5">DIRECTION</text:span><text:span text:style-name="T4"><text:tab/>Integer. The exact direction to the object</text:span></text:p>
      <text:p text:style-name="P4"><text:span text:style-name="T4">obj.</text:span><text:span text:style-name="T5">DISTANCE</text:span><text:span text:style-name="T4"> <text:tab/>Integer. The exact distance to the object.</text:span></text:p>
      <text:p text:style-name="P4"><text:span text:style-name="T4">obj.</text:span><text:span text:style-name="T5">ISFOE<text:tab/>Boolean. The object is a drone and belongs to one of the opposing teams</text:span></text:p>
      <text:p text:style-name="P5"><text:span text:style-name="T5">obj.ISALLY<text:tab/>Boolean. The object is a drone and belongs to the same team as the drone itself.</text:span></text:p>
      <text:p text:style-name="P5"><text:span text:style-name="T5">obj.ISWALL<text:tab/>Boolean. The object is a wall.</text:span></text:p>
      <text:p text:style-name="P5"><text:span text:style-name="T5">obj.ISEND<text:tab/>Boolean. The last object in the list of objects. After receiving such object it is not allowed to call NEXTSC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e Brink</meta:initial-creator>
    <meta:creation-date>2012-12-16T14:05:06</meta:creation-date>
    <meta:document-statistic meta:table-count="0" meta:image-count="0" meta:object-count="0" meta:page-count="3" meta:paragraph-count="68" meta:word-count="681" meta:character-count="4294"/>
    <dc:date>2012-12-16T18:55:03</dc:date>
    <dc:creator>George Brink</dc:creator>
    <meta:editing-duration>PT00H08M57S</meta:editing-duration>
    <meta:editing-cycles>1</meta:editing-cycles>
    <meta:generator>OpenOffice.org/3.2$Unix OpenOffice.org_project/320m19$Build-9505</meta:generator>
  </office:meta>
</office:document-meta>
</file>